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LTA DEL PROYECTO:</text:p>
      <text:p text:style-name="Standard"/>
      <text:p text:style-name="P1">MAIN</text:p>
      <text:p text:style-name="Standard">-El método para logearse</text:p>
      <text:p text:style-name="Standard">-Todos los metodos <text:s/>del CRUD</text:p>
      <text:p text:style-name="Standard">-(Poner algo si se te ocurre más)</text:p>
      <text:p text:style-name="Standard"/>
      <text:p text:style-name="P1">VENTANAS</text:p>
      <text:p text:style-name="P3">-Reutilizar las ventanas(se abren, pero falta lo de que según en qué clickes valga para borrar, insertar..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3:44:00.78</meta:creation-date>
    <dc:date>2018-05-04T12:05:29.74</dc:date>
    <meta:editing-duration>PT7M1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7" meta:word-count="38" meta:character-count="224"/>
  </office:meta>
</office:document-meta>
</file>